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T1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QUESTIONS POUR L'INTERVIEW</text:p>
      <text:p text:style-name="P1"/>
      <text:p text:style-name="P2">Questions sur la personne :</text:p>
      <text:p text:style-name="P3">Quel est votre métier/poste au sein de l'entreprise ?/Quel est l’intitulé de votre poste?</text:p>
      <text:p text:style-name="P3">Quelle est la nature de votre contract (CDD, CDI,..)?</text:p>
      <text:p text:style-name="P3">En quoi consiste votre travail (missions, tâches, responsabilités,…)?</text:p>
      <text:p text:style-name="P3">Quelles sont les compétences, les qualités et les aptitudes <text:span text:style-name="Police_20_par_20_défaut"><text:span text:style-name="T1">requisent</text:span></text:span> dans votre métier ? </text:p>
      <text:p text:style-name="P3">Quel est le niveau de formation pour exercer ce métier?</text:p>
      <text:p text:style-name="P3">Travaillez-vous en équipe sur des projets ou faîtes-vous tout vous-même ?</text:p>
      <text:p text:style-name="P3">Comment ce passe une semaine type ?</text:p>
      <text:p text:style-name="P3">Est-ce un métier difficile ?</text:p>
      <text:p text:style-name="P3">Quelles sont vos conditions de travail ? (disponibilité, horaires, contraintes, avantages, …)</text:p>
      <text:p text:style-name="P3">Quel est votre parcours professionnel ?</text:p>
      <text:p text:style-name="P3">Avez-vous rencontrez des difficultés lors de votre parcours ? Des difficultés d’insertion ?</text:p>
      <text:p text:style-name="P3">Quel parcours conseilleriez-vous aujourd'hui pour une personne voulant travailler dans les Jeux Vidéos et l'Animation ?Les langues sont-elles importantes dans ce métier ?</text:p>
      <text:p text:style-name="P3">Conseillez-vous les « grandes écoles » d’informatique pour accéder à ce type de métier ? Si non, que conseillez-vous ?</text:p>
      <text:p text:style-name="P3">Quels sont vos possibilités d'évolution ?</text:p>
      <text:p text:style-name="P3">Pouvez-vous nous dire quels types de projets vous réalisez ? Et avec quels langages informatiques ?</text:p>
      <text:p text:style-name="P3">Si vous acceptez, pourriez-vous  nous donner une fourchette concernant votre salaire ?</text:p>
      <text:p text:style-name="P3"/>
      <text:p text:style-name="P2">Questions sur la société :</text:p>
      <text:p text:style-name="P3">Vous faites partie de Bordeaux Games, qu'est-ce que ce partenariat vous apporte ?</text:p>
      <text:p text:style-name="P3">Que pouvez-vous nous dire sur votre entreprise ?</text:p>
      <text:p text:style-name="P3">Quel est son secteur d'activité ?</text:p>
      <text:p text:style-name="P3">Comment financièrement, en ces temps de crises,  votre société survit-elle ?</text:p>
      <text:p text:style-name="P3">Recevez-vous des subventions ou des aides ?</text:p>
      <text:p text:style-name="P3"/>
      <text:p text:style-name="P2">Questions sur le stage :</text:p>
      <text:p text:style-name="P3">Votre entreprise recrute t’elle des stagiaires? </text:p>
      <text:p text:style-name="P3">A quel niveau d’étude? Combien de temps?</text:p>
      <text:p text:style-name="P3">Quel type de tâches confiez-vous à un étudiant de licence? De master?</text:p>
      <text:p text:style-name="P3">Comment recrutez-vous les stagiaires? </text:p>
      <text:p text:style-name="P3">Quels conseils donneriez-vous pour effectué un stage intéressant? </text:p>
      <text:p text:style-name="P3">Quels sont les éléments clé dans un CV/lettre de motivation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01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creator>Ysabelle EMERY</dc:creator>
    <meta:creation-date>2009-04-16T11:32:00Z</meta:creation-date>
    <dc:date>2015-02-05T17:26:06.24</dc:date>
    <meta:editing-cycles>7</meta:editing-cycles>
    <meta:editing-duration>PT32M24S</meta:editing-duration>
    <meta:document-statistic meta:table-count="0" meta:image-count="0" meta:object-count="0" meta:page-count="1" meta:paragraph-count="31" meta:word-count="296" meta:character-count="193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